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dc82" officeooo:paragraph-rsid="003c649f"/>
    </style:style>
    <style:style style:name="P2" style:family="paragraph" style:parent-style-name="Text_20_body">
      <style:text-properties officeooo:paragraph-rsid="003c649f"/>
    </style:style>
    <style:style style:name="P3" style:family="paragraph" style:parent-style-name="Text_20_body">
      <style:text-properties officeooo:rsid="003cc292" officeooo:paragraph-rsid="003cc292"/>
    </style:style>
    <style:style style:name="P4" style:family="paragraph" style:parent-style-name="Heading_20_1" style:master-page-name="Right_20_Page">
      <style:paragraph-properties style:page-number="auto"/>
      <style:text-properties officeooo:rsid="003cc292" officeooo:paragraph-rsid="003cc292"/>
    </style:style>
    <style:style style:name="P5" style:family="paragraph" style:parent-style-name="Heading_20_3">
      <style:text-properties officeooo:paragraph-rsid="003c649f"/>
    </style:style>
    <style:style style:name="P6" style:family="paragraph" style:parent-style-name="Heading_20_3">
      <style:paragraph-properties fo:break-before="page"/>
      <style:text-properties officeooo:rsid="003cc292" officeooo:paragraph-rsid="003cc292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3c649f"/>
    </style:style>
    <style:style style:name="T4" style:family="text">
      <style:text-properties officeooo:rsid="003cc2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carborough Fair</text:h>
      <text:h text:style-name="Heading_20_2" text:outline-level="2">(<text:span text:style-name="T4">Traditional</text:span>)</text:h>
      <text:p text:style-name="Text_20_body">Time Signature: <text:span text:style-name="T1">4</text:span>/4</text:p>
      <text:p text:style-name="Text_20_body">Chords: <text:span text:style-name="T4">Am, C, D, G</text:span></text:p>
      <text:p text:style-name="Text_20_body">Tempo: <text:span text:style-name="T4">9</text:span>0 - 1<text:span text:style-name="T4">1</text:span>0 BPM</text:p>
      <text:h text:style-name="P6" text:outline-level="3">[Verse 1]</text:h>
      <text:p text:style-name="P3">Am <text:s text:c="14"/>G <text:s text:c="10"/>Am</text:p>
      <text:p text:style-name="P3">Are you going to Scarborough Fair</text:p>
      <text:p text:style-name="P3">C <text:s text:c="8"/>Am <text:s text:c="6"/>C D <text:s text:c="5"/>Am</text:p>
      <text:p text:style-name="P3"><text:s text:c="2"/>Parsley sage rosemary and thyme</text:p>
      <text:p text:style-name="P3"><text:s text:c="2"/>Am <text:s text:c="4"/>C <text:s text:c="4"/>C <text:s text:c="2"/>G <text:s text:c="2"/>Am <text:s text:c="3"/>G</text:p>
      <text:p text:style-name="P3">Remember me to one who lives there</text:p>
      <text:p text:style-name="P3">Am <text:s text:c="6"/>G <text:s text:c="17"/>Am</text:p>
      <text:p text:style-name="P3">She Once was a true love of mine</text:p>
      <text:h text:style-name="Heading_20_3" text:outline-level="3">[Verse 2]</text:h>
      <text:p text:style-name="P3">Am <text:s text:c="19"/>G <text:s text:c="6"/>Am</text:p>
      <text:p text:style-name="P3">Tell her to make me a cambric shirt</text:p>
      <text:p text:style-name="P3">C <text:s text:c="8"/>Am <text:s text:c="6"/>C D <text:s text:c="5"/>Am</text:p>
      <text:p text:style-name="P3"><text:s text:c="2"/>Parsley sage rosemary and thyme</text:p>
      <text:p text:style-name="P3"><text:s text:c="4"/>Am <text:s text:c="4"/>C <text:s text:c="8"/>C <text:s text:c="2"/>G <text:s text:c="2"/>Am G</text:p>
      <text:p text:style-name="P3">Without no seams nor nee-ee-dle work</text:p>
      <text:p text:style-name="P3">Am <text:s text:c="9"/>G <text:s text:c="14"/>Am</text:p>
      <text:p text:style-name="P3">Then she'll be a true love of mine</text:p>
      <text:h text:style-name="Heading_20_3" text:outline-level="3">[Verse 3]</text:h>
      <text:p text:style-name="P3">Am <text:s text:c="20"/>G <text:s text:c="6"/>Am</text:p>
      <text:p text:style-name="P3">Tell her to find me an acre of land</text:p>
      <text:p text:style-name="P3">C <text:s text:c="8"/>Am <text:s text:c="6"/>C D <text:s text:c="5"/>Am</text:p>
      <text:p text:style-name="P3"><text:s text:c="2"/>Parsley sage rosemary and thyme</text:p>
      <text:p text:style-name="P3"><text:s text:c="3"/>Am <text:s text:c="11"/>C <text:s text:c="4"/>C <text:s text:c="2"/>G <text:s text:c="2"/>Am <text:s/>G</text:p>
      <text:p text:style-name="P3">Between the salt water and the sea strands</text:p>
      <text:p text:style-name="P3">Am <text:s text:c="9"/>G <text:s text:c="16"/>Am </text:p>
      <text:p text:style-name="P3">Then she'll be a true love of mine</text:p>
      <text:h text:style-name="Heading_20_3" text:outline-level="3">[Verse 4]</text:h>
      <text:p text:style-name="P3">Am <text:s text:c="24"/>G <text:s text:c="8"/>Am</text:p>
      <text:p text:style-name="P3">Tell her to reap it with a sickle of leather</text:p>
      <text:p text:style-name="P3">C <text:s text:c="8"/>Am <text:s text:c="6"/>C D <text:s text:c="5"/>Am</text:p>
      <text:p text:style-name="P3"><text:s text:c="2"/>Parsley sage rosemary and thyme</text:p>
      <text:p text:style-name="P3"><text:s text:c="4"/>Am <text:s text:c="7"/>C <text:s text:c="7"/>C G <text:s text:c="2"/>Am G</text:p>
      <text:p text:style-name="P3">And gather it all in a bunch of heather</text:p>
      <text:p text:style-name="P3">Am <text:s text:c="9"/>G <text:s text:c="16"/>Am</text:p>
      <text:p text:style-name="P3">Then she'll be a true love of mine</text:p>
      <text:p text:style-name="P3"/>
      <text:p text:style-name="P3"/>
      <text:p text:style-name="P3"/>
      <text:h text:style-name="Heading_20_3" text:outline-level="3"><text:soft-page-break/>[Verse 5]</text:h>
      <text:p text:style-name="P3">Am <text:s text:c="14"/>G <text:s text:c="10"/>Am</text:p>
      <text:p text:style-name="P3">Are you going to Scarborough Fair</text:p>
      <text:p text:style-name="P3">C <text:s text:c="8"/>Am <text:s text:c="6"/>C D <text:s text:c="5"/>Am</text:p>
      <text:p text:style-name="P3"><text:s text:c="2"/>Parsley sage rosemary and thyme</text:p>
      <text:p text:style-name="P3"><text:s text:c="2"/>Am <text:s text:c="4"/>C <text:s text:c="4"/>C <text:s text:c="2"/>G <text:s text:c="2"/>Am <text:s text:c="3"/>G</text:p>
      <text:p text:style-name="P3">Remember me to one who lives there</text:p>
      <text:p text:style-name="P3">Am <text:s text:c="6"/>G <text:s text:c="17"/>Am</text:p>
      <text:p text:style-name="P3">She Once was a true love of m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7M34S</meta:editing-duration>
    <meta:editing-cycles>45</meta:editing-cycles>
    <meta:generator>LibreOffice/5.2.5.1$MacOSX_X86_64 LibreOffice_project/0312e1a284a7d50ca85a365c316c7abbf20a4d22</meta:generator>
    <dc:title>Lyrics + Chords</dc:title>
    <dc:date>2017-04-05T12:06:23.260602000</dc:date>
    <meta:print-date>2017-04-03T12:23:29.985893000</meta:print-date>
    <meta:document-statistic meta:table-count="0" meta:image-count="0" meta:object-count="0" meta:page-count="3" meta:paragraph-count="50" meta:word-count="252" meta:character-count="1460" meta:non-whitespace-character-count="80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